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49"/>
    <style:style style:name="P7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6085415194316134821"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1157057666529122927"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5749845681407596637"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4411275577810124828"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5848694018990158718"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928731459957917349"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7444619874190019173"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2707358899746621283"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3474025810075869738"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851562003056251986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5531451755075394290"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171686822816722080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9047061458971637312"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919807027521299301"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604232386218629368" text:style-name="L15">
        <text:list-item>
          <text:p text:style-name="P24">Special Clipping Matrix eingeführt, weil das definitiv die MVP-Matrix der anderen Kamera ist, wobei die Modelmatrix auch etwas anderes sein kann</text:p>
        </text:list-item>
      </text:list>
      <text:p text:style-name="Standard"/>
      <text:list xml:id="list6929563989325419345"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6383491382990445018"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1255497"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860137089012052592"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9171885161018082532"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7275090103683608374"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8563362246135086300"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2876958906372792374"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2597226621067157407"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9193007061475562520"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813127792382785562"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695755000758141449"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022240310807582690"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8173161444424671755"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1278649475342704966"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5063803368392685846"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2157092656515661525"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5164738532992650198"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5690346351854180499"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829948225631510694"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2292072790083302466"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1794961302603541333"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1516252440927349495"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57122721877725482"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2501642462018196080"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6946279019894893394"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657704131104617576"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5792060319189886875"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4592930140251670374"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1244426"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1238676"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5142234654455249075"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3113779761538940031"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1240800"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1233790"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1247383"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8412252411271419374" text:style-name="L46">
        <text:list-item>
          <text:p text:style-name="P75">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5">ColorPicker ist nun auch mit Escape schließbar</text:p>
          <text:list>
            <text:list-item>
              <text:p text:style-name="P75">Hatte ich einfach nur vergessen</text:p>
            </text:list-item>
          </text:list>
        </text:list-item>
        <text:list-item>
          <text:p text:style-name="P75">BottomLog fadet nun, statt abrupt zu verschwinden.</text:p>
          <text:list>
            <text:list-item>
              <text:p text:style-name="P75">Besonders bei den Buttons in den Matrix-Render-Windows war es sehr ablenkend, ständig den BottomLog flickern zu haben</text:p>
            </text:list-item>
          </text:list>
        </text:list-item>
        <text:list-item>
          <text:p text:style-name="P75">Ein wenig experimentiert, ob sich die Selection im Expression Input Field nutzen lässt, um den markierten Text zu ersetzen, wenn ein Insert-Button gedrückt wird</text:p>
          <text:list>
            <text:list-item>
              <text:p text:style-name="P75">Es gibt 3 Variablen, die alle das selbe wie die Caret-Position machen (selbst die, die irgendwas mit selection heißt)</text:p>
            </text:list-item>
            <text:list-item>
              <text:p text:style-name="P75">Der einzige Weg, Start und Ende zu finden, ist mit Events des InputFields</text:p>
            </text:list-item>
            <text:list-item>
              <text:p text:style-name="P75">Das Problem: WAHRSCHEINLICH wird onEndSelection vor dem onClick der Buttons aufgerufen, aber ich bin mir nicht sicher. Das heißt, ich muss alles irgendwie für mindestens einen Frame buffern. Also TODO...</text:p>
            </text:list-item>
          </text:list>
        </text:list-item>
        <text:list-item>
          <text:p text:style-name="P75">UIPropertyGroup Header refactored</text:p>
          <text:list>
            <text:list-item>
              <text:p text:style-name="P75">Statt einen expliziten Config-Button zu haben, hat der Header nun einfach eine Liste von Selectables und ihren Icons</text:p>
            </text:list-item>
            <text:list-item>
              <text:p text:style-name="P75">Func&lt;GameObject, (Image bg, Image icon), Selectable&gt; setupSelectable</text:p>
            </text:list-item>
            <text:list-item>
              <text:p text:style-name="P75">Toggles sind auch Selectables</text:p>
              <text:list>
                <text:list-item>
                  <text:p text:style-name="P75">Weil ich einen Info-Toggle für die LightingModels haben wollte. Damit der Text und die Formel nur dann sichtbar sind, wenn man das will...</text:p>
                </text:list-item>
              </text:list>
            </text:list-item>
            <text:list-item>
              <text:p text:style-name="P75"><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5">Checkmark für "Color props are model props" wieder deaktiviert, weil sonst lambert ohne description zu leer war</text:p>
          <text:list>
            <text:list-item>
              <text:p text:style-name="P75">Dafür war dann aber unterm Model nichts los</text:p>
            </text:list-item>
            <text:list-item>
              <text:p text:style-name="P75">Lösung: Models haben auch Descriptions</text:p>
              <text:list>
                <text:list-item>
                  <text:p text:style-name="P75">Werden im LightingScreen in der ModelGroup angezeigt</text:p>
                </text:list-item>
                <text:list-item>
                  <text:p text:style-name="P75">Werden im BotttomLog beim ModelPicker displayed</text:p>
                </text:list-item>
                <text:list-item>
                  <text:p text:style-name="P75">TextAreaAttribute!!!</text:p>
                </text:list-item>
              </text:list>
            </text:list-item>
          </text:list>
        </text:list-item>
        <text:list-item>
          <text:p text:style-name="P75">NOCH EINEN BUG BEIM WRAP-LM GEFUNDEN</text:p>
          <text:list>
            <text:list-item>
              <text:p text:style-name="P75">Wenn keine Lichter (nur ambient), dann war das Ergebnis schwarz...</text:p>
            </text:list-item>
            <text:list-item>
              <text:p text:style-name="P75">Das Problem: (nDotL + 1) / 2 ist scheinbar negativ (?), wenn keine Lichter vorhanden sind. Das kann nur an L liegen...</text:p>
            </text:list-item>
            <text:list-item>
              <text:p text:style-name="P75">Lösung: den Output saturaten</text:p>
            </text:list-item>
          </text:list>
        </text:list-item>
        <text:list-item>
          <text:p text:style-name="P75">Solid Black ist nun default für Specular UND Diffuse. Vorher nur Specular. Macht aber mehr Sinn so...</text:p>
        </text:list-item>
      </text:list>
      <text:p text:style-name="Standard"/>
      <text:p text:style-name="P9">26.12.19</text:p>
      <text:p text:style-name="Standard"/>
      <text:list xml:id="list8792861342769586003" text:style-name="L47">
        <text:list-item>
          <text:p text:style-name="P76">Heute: Window Overlays</text:p>
          <text:list>
            <text:list-item>
              <text:p text:style-name="P76">Erstmal die Klasse vom MatrixScreen decoupled</text:p>
            </text:list-item>
            <text:list-item>
              <text:p text:style-name="P76">Da eigentlich nur LoadColors spezifisch für den MatrixScreen war, war das sehr einfach</text:p>
              <text:list>
                <text:list-item>
                  <text:p text:style-name="P76">MatrixScreenWindowOverlay : WindowOverlay (overrides abstract LoadColors)</text:p>
                </text:list-item>
                <text:list-item>
                  <text:p text:style-name="P76">LightingScreenWindowOverlay : WindowOverlay (overrides abstract LoadColors)</text:p>
                </text:list-item>
              </text:list>
            </text:list-item>
            <text:list-item>
              <text:p text:style-name="P76">PropertyWindowOverlay</text:p>
              <text:list>
                <text:list-item>
                  <text:p text:style-name="P76">Hat Reset Button, der alle Properties wieder zurücksetzt (Model, Lighting Models, Lights, Alle Properties...)</text:p>
                </text:list-item>
                <text:list-item>
                  <text:p text:style-name="P76">Label und Button verschwinden beim Herunterscrollen</text:p>
                  <text:list>
                    <text:list-item>
                      <text:p text:style-name="P76">Erst via GameObject.setActive(bool), dann mit kleiner Animation, die sie offscreen nach oben bringt</text:p>
                    </text:list-item>
                  </text:list>
                </text:list-item>
              </text:list>
            </text:list-item>
            <text:list-item>
              <text:p text:style-name="P76">RenderViewWindowOverlay</text:p>
              <text:list>
                <text:list-item>
                  <text:p text:style-name="P76">Reset-Button, der die Kamera zum Start zurückbringt</text:p>
                </text:list-item>
                <text:list-item>
                  <text:p text:style-name="P76">Toggle, um Hintergrund mit Ambient-Color zu zeichnen</text:p>
                </text:list-item>
              </text:list>
            </text:list-item>
            <text:list-item>
              <text:p text:style-name="P76">Farblogik im WindowOverlay verändert</text:p>
              <text:list>
                <text:list-item>
                  <text:p text:style-name="P76">Ursprünglich hatten Buttons und Toggles die Farbe des Hintergrundimages gesetzt und dann in der Transition als Default weiß angegeben.</text:p>
                </text:list-item>
                <text:list-item>
                  <text:p text:style-name="P76">Ergebnis: Es geht nur dunkler</text:p>
                </text:list-item>
                <text:list-item>
                  <text:p text:style-name="P76">Jetzt: Farbe ist weiß, default ist vorherige Fabe, sodass die Buttons beim Hovern z.B. heller werden können (ist besser sichtbar...)</text:p>
                </text:list-item>
              </text:list>
            </text:list-item>
          </text:list>
        </text:list-item>
        <text:list-item>
          <text:p text:style-name="P76">Cook-Torrance saturated</text:p>
          <text:list>
            <text:list-item>
              <text:p text:style-name="P76">Weil ein Licht, das fast zu 100% Rot ist, keine rein-weißen Highlights produzieren sollte...</text:p>
            </text:list-item>
            <text:list-item>
              <text:p text:style-name="P76">Werde aber vielleicht Teile des ganzen aus der Saturation entnehmen. Mal sehen. </text:p>
            </text:list-item>
          </text:list>
        </text:list-item>
        <text:list-item>
          <text:p text:style-name="P76">TODO: Der Intensity Graph</text:p>
        </text:list-item>
      </text:list>
      <text:p text:style-name="Standard"/>
      <text:p text:style-name="P9">27.12.19</text:p>
      <text:p text:style-name="Standard"/>
      <text:list xml:id="list8445137571546586198" text:style-name="L48">
        <text:list-item>
          <text:p text:style-name="P77">Scroll on Cursor gefixt</text:p>
          <text:list>
            <text:list-item>
              <text:p text:style-name="P77"><text:soft-page-break/>Keine Ahnung, wie es genau funktioniert, aber es benutzt noch das alte System mit den 2 Parents</text:p>
            </text:list-item>
            <text:list-item>
              <text:p text:style-name="P77">Ich weiß nur, dass ich die "Translation", die vom Scalen kommt, offsette und dann mit der "korrekten" ersetze</text:p>
            </text:list-item>
            <text:list-item>
              <text:p text:style-name="P77">Dabei wird aber reichlich gescaled etc</text:p>
            </text:list-item>
          </text:list>
        </text:list-item>
        <text:list-item>
          <text:p text:style-name="P77">Matrix UI Buttons waren pink, schnell gefixt</text:p>
        </text:list-item>
        <text:list-item>
          <text:p text:style-name="P77">Intensity Graph</text:p>
          <text:list>
            <text:list-item>
              <text:p text:style-name="P77">Gut, dass ich Raymarchingvideos gesehen habe, um herauszufinden, was man für Schabernack mit Shadern anstellen kann</text:p>
            </text:list-item>
            <text:list-item>
              <text:p text:style-name="P77">Graphics.Blit</text:p>
            </text:list-item>
            <text:list-item>
              <text:p text:style-name="P77">Erst Testszene erstellt, um die Basics zu klären</text:p>
              <text:list>
                <text:list-item>
                  <text:p text:style-name="P77">i.uv in vernünftige Koordinaten verwandeln</text:p>
                  <text:list>
                    <text:list-item>
                      <text:p text:style-name="P77">Mitte als (0,0), Aspect Ratio einbauen</text:p>
                    </text:list-item>
                    <text:list-item>
                      <text:p text:style-name="P77">Die verschiedenen Vektoren lesen und das Bild erstellen</text:p>
                    </text:list-item>
                  </text:list>
                </text:list-item>
                <text:list-item>
                  <text:p text:style-name="P77">if-else im Shader tatsächlich, weil alle if-elses für den gesamten Shader gelten und damit keinen Performance-Hit mit sich bringen</text:p>
                </text:list-item>
              </text:list>
            </text:list-item>
            <text:list-item>
              <text:p text:style-name="P77">ScriptableObject, um LightingModel in Shadervariable zu übersetzen</text:p>
              <text:list>
                <text:list-item>
                  <text:p text:style-name="P77">Mit serialized Klasse mit CustomPropertyDrawer</text:p>
                </text:list-item>
              </text:list>
            </text:list-item>
            <text:list-item>
              <text:p text:style-name="P77">Synchronisierte Rotationen</text:p>
            </text:list-item>
            <text:list-item>
              <text:p text:style-name="P77">Licht und Objektfarbe auch in Berechnung miteinbezogen (Am Ende aber nur Luminanz)</text:p>
            </text:list-item>
            <text:list-item>
              <text:p text:style-name="P77">Konzentrische Linien, damit es nicht so leer ist</text:p>
            </text:list-item>
            <text:list-item>
              <text:p text:style-name="P77">Intensity Graph Scrollbar (Mit quasi dem selben Code wie die anderen ClickDragScrollHander-Inheritors)</text:p>
            </text:list-item>
            <text:list-item>
              <text:p text:style-name="P77">Overlay eingebaut (Reset und Concentric Circles togglen... super easy)</text:p>
            </text:list-item>
            <text:list-item>
              <text:p text:style-name="P77">Icons für View und Light Direction (Recycled von anderen Icons)</text:p>
            </text:list-item>
          </text:list>
        </text:list-item>
        <text:list-item>
          <text:p text:style-name="P77">Problem: Es ist etwas schwer, tatsächlich zu sehen, was der Graph bedeuted</text:p>
          <text:list>
            <text:list-item>
              <text:p text:style-name="P77">Habe noch eine zweite Version im Kopf (werde diese morgen implementieren)</text:p>
            </text:list-item>
          </text:list>
        </text:list-item>
      </text:list>
      <text:p text:style-name="Standard"/>
      <text:p text:style-name="P9">28.12.19</text:p>
      <text:p text:style-name="Standard"/>
      <text:list xml:id="list21240621" text:continue-numbering="true" text:style-name="L48">
        <text:list-item>
          <text:p text:style-name="P77">Planar Mode im IntensityGraph</text:p>
          <text:list>
            <text:list-item>
              <text:p text:style-name="P77">Fixe Normale (0,1,0)</text:p>
            </text:list-item>
            <text:list-item>
              <text:p text:style-name="P77">ViewDir ist PixelDir</text:p>
            </text:list-item>
          </text:list>
        </text:list-item>
        <text:list-item>
          <text:p text:style-name="P77">Pfeile hinzugefügt</text:p>
          <text:list>
            <text:list-item>
              <text:p text:style-name="P77">Weil die frei fliegenden Gizmos nicht "ich bin ein Vektor" geschrien haben</text:p>
            </text:list-item>
            <text:list-item>
              <text:p text:style-name="P77">Extraklasse für diese rotierenden Gizmos gemacht, weil die Rotation ein paar mehr Zeilen hat, als ich unbedingt im IntensityGraph haben wollte...</text:p>
            </text:list-item>
          </text:list>
        </text:list-item>
        <text:list-item>
          <text:p text:style-name="P77">Besser Rotationsinput</text:p>
          <text:list>
            <text:list-item>
              <text:p text:style-name="P77">Abweichung in alle Richtungen werden nun gezählt</text:p>
            </text:list-item>
            <text:list-item>
              <text:p text:style-name="P77">Rotationsmatrix, um Vektor in neuen Raum zu übersetzen, damit ich trotzdem atan2 benutzen kann</text:p>
            </text:list-item>
          </text:list>
        </text:list-item>
        <text:list-item>
          <text:p text:style-name="P77">Quad als DefaultModell, weil PlanarMode default Modus ist</text:p>
        </text:list-item>
        <text:list-item>
          <text:p text:style-name="P77">Single Light als Default LightingSetup, weil IntensityGraph nur eine Lampe berechnet</text:p>
        </text:list-item>
        <text:list-item>
          <text:p text:style-name="P77">Kamera so positioniert, dass das specular Hightlight direkt sichtbar ist</text:p>
        </text:list-item>
        <text:list-item>
          <text:p text:style-name="P77">Toggle für RenderViewController, um die Gizmos immer zu zeichen (default-on)</text:p>
        </text:list-item>
        <text:list-item>
          <text:p text:style-name="P77">Toggle für IntensityGraph, um die Gizmos zu zeichnen (default-on)</text:p>
        </text:list-item>
        <text:list-item>
          <text:p text:style-name="P77">Ward-Saturation entfernt und mit max(0, ...) ersetzt. Wird jetzt nicht mehr abgeschnitten, was im IntensityGraph extrem komisch aussah...</text:p>
        </text:list-item>
        <text:list-item>
          <text:p text:style-name="P77"><text:soft-page-break/>Synced-Slider-Bug behoben</text:p>
          <text:list>
            <text:list-item>
              <text:p text:style-name="P77">Wenn im InputField Wert eingegeben, wurde dieser, insofern parsebar, direkt in m_currentValue gesteckt. Das Problem: Die Limits wurden nicht beachtet</text:p>
            </text:list-item>
            <text:list-item>
              <text:p text:style-name="P77">Lösung: slider.value nehmen (spart mir einen Mathf.Clamp(parsed, min, max)-Call)</text:p>
            </text:list-item>
          </text:list>
        </text:list-item>
        <text:list-item>
          <text:p text:style-name="P77">Hardnesses und Minnaert Exponent auf 0.01 begrenzt.</text:p>
        </text:list-item>
        <text:list-item>
          <text:p text:style-name="P77">Images für alle LightingModels</text:p>
          <text:list>
            <text:list-item>
              <text:p text:style-name="P77">Statt mir von Wikipedia zu scavengen, was mir passt und mit Photoshop den Rest zu erstellen, online-LaTeX-ähnliche Seite gefunden und dort die einzelnen Formeln zusammengetippt</text:p>
            </text:list-item>
            <text:list-item>
              <text:p text:style-name="P77">Da die Seite nur Formeln kann und keinen Text, trotzdem Photoshop benutzt, um alles zu alignen (und Spaces in den Text einzufügen)</text:p>
            </text:list-item>
          </text:list>
        </text:list-item>
        <text:list-item>
          <text:p text:style-name="P77">TODO: Hauptmenü und kleine Fixes (z.B. eine Signed Rotation wieder herzustellen...)</text:p>
        </text:list-item>
      </text:list>
      <text:p text:style-name="Standard"/>
      <text:p text:style-name="P9">29.12.19</text:p>
      <text:p text:style-name="Standard"/>
      <text:list xml:id="list7562257106414419201" text:style-name="L49">
        <text:list-item>
          <text:p text:style-name="P78">asdf</text:p>
        </text:list-item>
        <text:list-item>
          <text:p text:style-name="P7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9T01:03:53.31</dc:date>
    <dc:creator>Max Linke</dc:creator>
    <meta:editing-duration>PT13H56M29S</meta:editing-duration>
    <meta:editing-cycles>114</meta:editing-cycles>
    <meta:generator>OpenOffice/4.1.6$Win32 OpenOffice.org_project/416m1$Build-9790</meta:generator>
    <meta:document-statistic meta:table-count="0" meta:image-count="0" meta:object-count="0" meta:page-count="34" meta:paragraph-count="1059" meta:word-count="13070" meta:character-count="85357"/>
  </office:meta>
</office:document-meta>
</file>